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25-02-1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24-02-2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23-01-2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22-01-2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20-11-2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20-01-1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18-12-13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18-01-0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16-12-2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15-12-1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14-12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14-01-14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12-12-1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11-12-0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10-12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9192" calcext:value-type="float">
            <text:p>63.6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09-12-1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09-02-10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08-02-0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07-01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06-01-23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05-01-1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04-02-2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03-03-0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02-01-0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01-01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2000-01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199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199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1997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199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199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199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198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198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198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198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3095283501</text:p>
          </table:table-cell>
          <table:table-cell office:value-type="string" calcext:value-type="string">
            <text:p>JY-65-29-405</text:p>
          </table:table-cell>
          <table:table-cell office:value-type="string" calcext:value-type="string">
            <text:p>196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